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898" officeooo:paragraph-rsid="0005a898"/>
    </style:style>
    <style:style style:name="P2" style:family="paragraph" style:parent-style-name="Standard">
      <style:text-properties officeooo:paragraph-rsid="0005a898"/>
    </style:style>
    <style:style style:name="P3" style:family="paragraph" style:parent-style-name="Standard">
      <style:text-properties fo:font-size="14pt" fo:font-style="normal" fo:font-weight="bold" officeooo:rsid="0005a898" officeooo:paragraph-rsid="0005a898" style:font-size-asian="14pt" style:font-style-asian="normal" style:font-weight-asian="bold" style:font-size-complex="14pt" style:font-style-complex="normal" style:font-weight-complex="bold"/>
    </style:style>
    <style:style style:name="P4" style:family="paragraph" style:parent-style-name="Standard">
      <style:text-properties fo:font-size="14pt" fo:font-weight="bold" officeooo:rsid="0006d910" officeooo:paragraph-rsid="0006d910" style:font-size-asian="14pt" style:font-weight-asian="bold" style:font-size-complex="14pt" style:font-weight-complex="bold"/>
    </style:style>
    <style:style style:name="P5" style:family="paragraph" style:parent-style-name="Standard">
      <style:text-properties fo:font-size="14pt" fo:font-weight="bold" officeooo:rsid="0006d910" officeooo:paragraph-rsid="00082036" style:font-size-asian="14pt" style:font-weight-asian="bold" style:font-size-complex="14pt" style:font-weight-complex="bold"/>
    </style:style>
    <style:style style:name="P6" style:family="paragraph" style:parent-style-name="Standard">
      <style:text-properties officeooo:paragraph-rsid="00082036"/>
    </style:style>
    <style:style style:name="P7" style:family="paragraph" style:parent-style-name="Standard">
      <style:text-properties officeooo:rsid="0008b1b5" officeooo:paragraph-rsid="0008b1b5"/>
    </style:style>
    <style:style style:name="P8" style:family="paragraph" style:parent-style-name="Standard">
      <style:text-properties fo:font-size="12pt" fo:font-weight="normal" officeooo:rsid="00082036" officeooo:paragraph-rsid="0006d910" style:font-size-asian="12pt" style:font-weight-asian="normal" style:font-size-complex="12pt" style:font-weight-complex="normal"/>
    </style:style>
    <style:style style:name="P9" style:family="paragraph" style:parent-style-name="Standard">
      <style:text-properties fo:font-size="12pt" fo:font-weight="normal" officeooo:rsid="00082036" officeooo:paragraph-rsid="00082036" style:font-size-asian="12pt" style:font-weight-asian="normal" style:font-size-complex="12pt" style:font-weight-complex="normal"/>
    </style:style>
    <style:style style:name="P10" style:family="paragraph" style:parent-style-name="Standard">
      <style:text-properties fo:font-size="12pt" fo:font-weight="normal" officeooo:rsid="0008b1b5" officeooo:paragraph-rsid="00082036" style:font-size-asian="12pt" style:font-weight-asian="normal" style:font-size-complex="12pt" style:font-weight-complex="normal"/>
    </style:style>
    <style:style style:name="P11" style:family="paragraph" style:parent-style-name="Standard">
      <style:text-properties fo:font-size="12pt" fo:font-weight="normal" officeooo:rsid="0008b1b5" officeooo:paragraph-rsid="0008b1b5" style:font-size-asian="12pt" style:font-weight-asian="normal" style:font-size-complex="12pt" style:font-weight-complex="normal"/>
    </style:style>
    <style:style style:name="P12" style:family="paragraph" style:parent-style-name="Standard">
      <style:text-properties fo:font-size="12pt" fo:font-weight="normal" officeooo:rsid="00094175" officeooo:paragraph-rsid="00094175" style:font-size-asian="12pt" style:font-weight-asian="normal" style:font-size-complex="12pt" style:font-weight-complex="normal"/>
    </style:style>
    <style:style style:name="P13" style:family="paragraph" style:parent-style-name="Standard">
      <style:text-properties officeooo:paragraph-rsid="0008b1b5"/>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8b1b5" style:font-size-asian="14pt" style:font-weight-asian="bold" style:font-size-complex="14pt" style:font-weight-complex="bold"/>
    </style:style>
    <style:style style:name="T3" style:family="text">
      <style:text-properties fo:font-size="14pt" fo:font-weight="bold" officeooo:rsid="0006d910"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officeooo:rsid="00082036"/>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82036" style:font-size-asian="12pt" style:font-weight-asian="normal" style:font-size-complex="12pt" style:font-weight-complex="normal"/>
    </style:style>
    <style:style style:name="T8" style:family="text">
      <style:text-properties fo:font-size="12pt" fo:font-weight="normal" officeooo:rsid="0008b1b5" style:font-size-asian="12pt" style:font-weight-asian="normal" style:font-size-complex="12pt" style:font-weight-complex="normal"/>
    </style:style>
    <style:style style:name="T9" style:family="text">
      <style:text-properties fo:font-size="12pt" fo:font-weight="normal" officeooo:rsid="00094175"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 </text:p>
      <text:p text:style-name="P1">Hi everyone, for those who don’t know me, I’m Clément Boulet, web developer student at Nancy’s university. I’m with Tristan blot who is also a web developer student at Nancy’s university. We are working together on the project that we will present to you. <text:line-break/><text:line-break/>Today’s topic is about our tutored project which is a Rogue like Game</text:p>
      <text:p text:style-name="P2"/>
      <text:p text:style-name="P1"><text:span text:style-name="T1">2//</text:span> Here is the summary,</text:p>
      <text:p text:style-name="P1"><text:tab/>- First we will present the topic</text:p>
      <text:p text:style-name="P1"><text:tab/>- Next we will show you how we thought about the project, the website features, the in-<text:tab/>game features</text:p>
      <text:p text:style-name="P1"/>
      <text:p text:style-name="P1"><text:tab/>- And finally we will tell you which technologies we choose and the progress of the project</text:p>
      <text:p text:style-name="P1"/>
      <text:p text:style-name="P4">3// <text:span text:style-name="T7">So</text:span></text:p>
      <text:p text:style-name="P8"/>
      <text:p text:style-name="P5"><text:span text:style-name="T5">4//</text:span><text:span text:style-name="T7"> Our project is to create a rogue like game with random generated labyrinths, an increasing difficulty and some external features like accounts, history and maybe some rewards like trophies</text:span></text:p>
      <text:p text:style-name="P8"/>
      <text:p text:style-name="P5"><text:span text:style-name="T5">5//</text:span><text:span text:style-name="T7"> Concerning the authorized technologies, we can use all standard technologies like HTML, Javascript,… But we can’t use some gaming framework like Unity or Unreal engine. For the back, we are free to use whatever we want because it isn’t the main part of our project. </text:span></text:p>
      <text:p text:style-name="P9"/>
      <text:p text:style-name="P6"><text:span text:style-name="T2">6</text:span><text:span text:style-name="T3">// </text:span><text:span text:style-name="T8">Now we will talk about our existing analysis </text:span></text:p>
      <text:p text:style-name="P10"/>
      <text:p text:style-name="P7"><text:span text:style-name="T1">7//</text:span><text:span text:style-name="T6"> Rogue like games appeared in 1980 (nineteen eighty) with the game “Rogue”<text:line-break/><text:line-break/><text:tab/>A Rogue like is defined by :</text:span></text:p>
      <text:p text:style-name="P11"><text:tab/> - Loss of progress in case of game over</text:p>
      <text:p text:style-name="P11"><text:tab/> - Each game is different (random generated labyrinths</text:p>
      <text:p text:style-name="P11"><text:tab/> - The game continues as long as the player can survive</text:p>
      <text:p text:style-name="P11"/>
      <text:p text:style-name="P13"><text:span text:style-name="T2">8 //</text:span><text:span text:style-name="T8"> </text:span><text:span text:style-name="T9">Lost everything every time you die can be frustrating, that’s why rogue-lite appeared<text:line-break/><text:tab/>- Here you can keep some objetcs for your next games or you can unlock some new floors…</text:span></text:p>
      <text:p text:style-name="P13"><text:span text:style-name="T9"><text:tab/>- This type of game is more accessible to a large public with less punishing aspects that <text:tab/>make you want to play more</text:span></text:p>
      <text:p text:style-name="P13"><text:span text:style-name="T9"><text:tab/>- Moreover rogue-lite has a final stage with a final boss</text:span></text:p>
      <text:p text:style-name="P9"/>
      <text:p text:style-name="P12"><text:span text:style-name="T1">9 //</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13T20:55:46.795000000</dc:date>
    <meta:editing-duration>PT2H44M14S</meta:editing-duration>
    <meta:editing-cycles>6</meta:editing-cycles>
    <meta:document-statistic meta:table-count="0" meta:image-count="0" meta:object-count="0" meta:page-count="1" meta:paragraph-count="18" meta:word-count="311" meta:character-count="1721" meta:non-whitespace-character-count="1407"/>
  </office:meta>
</office:document-meta>
</file>